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2-01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11-1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10-2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9-07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8-11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7-14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6-2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5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4-0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3-1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2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1-01-07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12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11-18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10-07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9-0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8-13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7-10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6-09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5-08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4-15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20-03-0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12-3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11-1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10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7-30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6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6-0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6-0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5-1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4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9-02-25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12-07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10-18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9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8-1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6-0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4-06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2-2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1-30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8-01-0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11-2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10-3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9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9-1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8-23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8-0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5-02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4-14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3-21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7-02-06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12-2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11-21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10-13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9-2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8-3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8-0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7-0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6-14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4-2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4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2-1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6-01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12-31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12-08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11-0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9-2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9-1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8-2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8-1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6-2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4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4-1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3-1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5-02-25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12-26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11-2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10-10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9-1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8-2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7-3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7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6-1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5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3-20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4-01-29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12-10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10-29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9-2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8-21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8-08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7-02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5-30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5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3-22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2-2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3-01-1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12-28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11-28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11-08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9-2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6-06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5-0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3-29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2-28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2-01-31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12-30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12-01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9-18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8-06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7-08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6-01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4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3-30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2-2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1-01-19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12-2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10-2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9-16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8-23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7-16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6-18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5-11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4-0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2-24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10-01-2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12-30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11-27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10-27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9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8-2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7-29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6-3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5-2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4-30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3-25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2-2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9-01-2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12-30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11-20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10-1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8-2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7-22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5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4-1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3-1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2-27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8-01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12-1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11-2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10-2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9-0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8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7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5-2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4-2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3-2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2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7-01-1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11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4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2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6-01-1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11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9-1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8-2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7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6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5-24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4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3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2-15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5-01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11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10-23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9-25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8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7-2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6-2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5-1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4-1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4-03-1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3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200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3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4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2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70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6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8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3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2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5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2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4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28091102501</text:p>
          </table:table-cell>
          <table:table-cell office:value-type="string" calcext:value-type="string">
            <text:p>1934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861" meta:object-count="0"/>
    <meta:user-defined meta:name="AppVersion">3.0</meta:user-defined>
  </office:meta>
</office:document-meta>
</file>